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text-position="0% 100%" fo:font-size="12pt" fo:language="fr" fo:country="FR" fo:font-style="normal" style:text-underline-style="none" fo:font-weight="normal" officeooo:rsid="0070491e" officeooo:paragraph-rsid="0070491e"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0e251" officeooo:paragraph-rsid="0070e251"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1dd41" officeooo:paragraph-rsid="0071dd41"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32f16" officeooo:paragraph-rsid="00732f16"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446d9" officeooo:paragraph-rsid="007446d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4f141" officeooo:paragraph-rsid="0074f141"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56d57" officeooo:paragraph-rsid="00756d5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56d57" officeooo:paragraph-rsid="00771ea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56d57" officeooo:paragraph-rsid="0078ebd9"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7e5ba" officeooo:paragraph-rsid="0078ebd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56d57" officeooo:paragraph-rsid="0078ebd9" style:font-size-asian="10.5pt" style:font-style-asian="normal" style:font-weight-asian="normal" style:font-size-complex="12pt" style:font-style-complex="normal" style:font-weight-complex="normal"/>
    </style:style>
    <style:style style:name="T1" style:family="text">
      <style:text-properties officeooo:rsid="00732f16"/>
    </style:style>
    <style:style style:name="T2" style:family="text">
      <style:text-properties officeooo:rsid="0078eb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çon 23 L’organisme déborder dans c’est capacité d’adaptation </text:p>
      <text:p text:style-name="P1"/>
      <text:p text:style-name="P2">doc 1</text:p>
      <text:p text:style-name="P2"/>
      <text:p text:style-name="P2"/>
      <text:p text:style-name="P2">Constat : Lorsque les agents strésseur sont trop intense ou si leurs action se prolonge sur une longue durée, les machanisme physiologique sont débordé et la système se dérégles : On parle <text:tab/>lors de stress chronique. Dans nos société nous ne pouvons pas faire comme la plupart des mammifère a savoir fuir ou agresser lors de la rencontre des divers agent stresseur. Nous sommes donc plus suceptible de resté en contact avec c’est agent strésseur au quotidien.</text:p>
      <text:p text:style-name="P2">Physiologiquement le stress chronique se cqractérise par dees niveaau élever des diverse hormones du stress ainsi qu’une hyperactivité du cortex préfrontal mais surtout du système lymbique ceci est particulièrement le cas dans une forme de stress chronique très endicapent que connaisse les vistime de catacstrophe naturelle d’attentat ou les soldat en exercice : le stress post—traumatique </text:p>
      <text:p text:style-name="P2"/>
      <text:p text:style-name="P2"/>
      <text:p text:style-name="P3">PB: OVCA identifier quelque conséquence du stress chronique sur la santé humaine </text:p>
      <text:p text:style-name="P3"/>
      <text:p text:style-name="P3">Stratégie :</text:p>
      <text:p text:style-name="P3">-comparer la santé d’individue atteint de stress chronique et d’individus témoins</text:p>
      <text:p text:style-name="P3"/>
      <text:p text:style-name="P3"/>
      <text:p text:style-name="P3">Doc 3</text:p>
      <text:p text:style-name="P3"/>
      <text:p text:style-name="P3"/>
      <text:p text:style-name="P3"><text:s/><text:span text:style-name="T1">Doc 4 </text:span></text:p>
      <text:p text:style-name="P4"/>
      <text:p text:style-name="P4"/>
      <text:p text:style-name="P5">Mettre I</text:p>
      <text:p text:style-name="P5"/>
      <text:p text:style-name="P5"/>
      <text:p text:style-name="P5"/>
      <text:p text:style-name="P6"><text:tab/>Constat : Les conséquence sanitaire du stress chronique sont importante. Des solution thérapeutique doivent donc être proposé au personne qui en souffre </text:p>
      <text:p text:style-name="P6"/>
      <text:p text:style-name="P6"/>
      <text:p text:style-name="P6">PB : OVCA comprendre quelles solution sont envisageable pour lutter contre le stress chronique </text:p>
      <text:p text:style-name="P6"/>
      <text:p text:style-name="P6"/>
      <text:p text:style-name="P6">Stratégie :</text:p>
      <text:p text:style-name="P6">-étudié les solution médicamenteuse et les alternative au médicament </text:p>
      <text:p text:style-name="P6"/>
      <text:p text:style-name="P6"><text:soft-page-break/>anxiété peur de quelque chose se produise, peur irrationnelle <text:s text:c="2"/></text:p>
      <text:p text:style-name="P6"/>
      <text:p text:style-name="P7">benzodiazépine ne remplisse pas le gabat <text:s/></text:p>
      <text:p text:style-name="P7"/>
      <text:p text:style-name="P7">Doc 13 </text:p>
      <text:p text:style-name="P7"/>
      <text:p text:style-name="P7"/>
      <text:p text:style-name="P7">ont un effet amnésian / hypnotique </text:p>
      <text:p text:style-name="P8">et effet myorelaxant</text:p>
      <text:p text:style-name="P8"/>
      <text:p text:style-name="P10">activité physique a le pouvoir de déclenché les endorphine qui enclenche la dopamine et sa permet de rétablir l’équilibre </text:p>
      <text:p text:style-name="P9"/>
      <text:p text:style-name="P9"/>
      <text:p text:style-name="P9"><text:span text:style-name="T2">mettre II</text:span> </text:p>
      <text:p text:style-name="P9"/>
      <text:p text:style-name="P9"/>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7T09:22:48.763000000</meta:creation-date>
    <dc:date>2023-02-14T08:37:44.299000000</dc:date>
    <meta:editing-duration>PT5H19M43S</meta:editing-duration>
    <meta:editing-cycles>62</meta:editing-cycles>
    <meta:generator>LibreOffice/6.3.5.2$Windows_X86_64 LibreOffice_project/dd0751754f11728f69b42ee2af66670068624673</meta:generator>
    <meta:document-statistic meta:table-count="0" meta:image-count="0" meta:object-count="0" meta:page-count="2" meta:paragraph-count="21" meta:word-count="269" meta:character-count="1739" meta:non-whitespace-character-count="1473"/>
  </office:meta>
</office:document-meta>
</file>